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EscapeTagTests.escapeBodyWithJavaScriptEsca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tmlEscapeTagTests.escapeBodyWithHtmlEscapeAndJavaScriptEsca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HtmlEscapeTagTests.htmlEscape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HtmlEscapeTagTests.readBody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EscapeTagTests.escapeBodyWithHtmlEsca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tmlEscapeTagTests.doStartTag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EscapeTagTests.escape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tmlEscapeTagTests.htmlEscapeTagWithContextParam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tmlEscapeTagTests.htmlEscapeTagWithContextParam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tmlEscapeTagTests.writeBodyContent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